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840000005A1CD6D7F94B2B9EC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adornments="Gras" style:font-pitch="variable"/>
    <style:font-face style:name="Courier New" svg:font-family="'Courier New'" style:font-adornments="Italique 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measure" style:list-style-name="L1">
      <style:graphic-properties draw:textarea-vertical-align="middle" draw:line-distance="0.687cm"/>
    </style:style>
    <style:style style:name="gr5" style:family="graphic" style:parent-style-name="measure" style:list-style-name="L1">
      <style:graphic-properties draw:textarea-vertical-align="middle" draw:line-distance="0.678cm"/>
    </style:style>
    <style:style style:name="gr6" style:family="graphic" style:parent-style-name="objectwithoutfill">
      <style:graphic-properties svg:stroke-color="#4c4c4c" draw:fill="none"/>
    </style:style>
    <style:style style:name="gr7" style:family="graphic" style:parent-style-name="objectwithoutfill">
      <style:graphic-properties svg:stroke-width="0.02cm" svg:stroke-color="#4c4c4c" draw:marker-start-width="0.2cm" draw:marker-end-width="0.2cm" draw:fill="none" fo:padding-top="0.11cm" fo:padding-bottom="0.885cm" fo:padding-left="0.235cm" fo:padding-right="0.23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35cm" fo:padding-top="0.1cm" fo:padding-bottom="0.1cm" fo:padding-left="0.1cm" fo:padding-right="0.1cm"/>
    </style:style>
    <style:style style:name="gr9" style:family="graphic" style:parent-style-name="standard">
      <style:graphic-properties draw:stroke="none" svg:stroke-color="#000000" draw:fill="solid" draw:fill-color="#ffffff" draw:opacity="30%" draw:textarea-vertical-align="middle" fo:min-height="1.35cm" fo:padding-top="0.1cm" fo:padding-bottom="0.1cm" fo:padding-left="0.1cm" fo:padding-right="0.1cm" draw:shadow-opacity="30%"/>
    </style:style>
    <style:style style:name="gr10" style:family="graphic" style:parent-style-name="measure" style:list-style-name="L1">
      <style:graphic-properties draw:textarea-vertical-align="middle" draw:line-distance="0.295cm"/>
    </style:style>
    <style:style style:name="gr11" style:family="graphic" style:parent-style-name="measure" style:list-style-name="L1">
      <style:graphic-properties draw:textarea-vertical-align="middle" draw:line-distance="0.188cm"/>
    </style:style>
    <style:style style:name="gr12" style:family="graphic" style:parent-style-name="measure" style:list-style-name="L1">
      <style:graphic-properties draw:textarea-vertical-align="middle" draw:line-distance="0.293cm"/>
    </style:style>
    <style:style style:name="gr13" style:family="graphic" style:parent-style-name="measure" style:list-style-name="L1">
      <style:graphic-properties draw:textarea-vertical-align="middle" draw:line-distance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name="Courier New1" fo:font-size="8pt" fo:font-weight="bold" style:font-size-asian="18pt" style:font-size-complex="18pt"/>
    </style:style>
    <style:style style:name="P5" style:family="paragraph">
      <style:paragraph-properties fo:text-align="center"/>
      <style:text-properties style:font-name="Courier New1" fo:font-size="8pt" fo:font-weight="bold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New1" fo:font-size="8pt" fo:font-style="normal" fo:text-shadow="none" style:text-underline-style="none" fo:font-weight="bold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4c4c4c" fo:font-size="16pt" fo:font-style="italic" fo:font-weight="bold" style:font-size-asian="18pt" style:font-size-complex="18pt" style:text-scale="70%"/>
    </style:style>
    <style:style style:name="P9" style:family="paragraph">
      <loext:graphic-properties draw:fill="solid" draw:fill-color="#ffffff" draw:opacity="30%"/>
      <style:paragraph-properties fo:text-align="center" style:writing-mode="lr-tb"/>
      <style:text-properties fo:color="#4c4c4c" fo:font-size="16pt" fo:font-style="italic" fo:font-weight="bold" style:font-size-asian="18pt" style:font-size-complex="18pt" style:text-scale="70%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7pt" fo:font-style="normal" fo:text-shadow="none" style:text-underline-style="none" fo:font-weight="bold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4c4c4c" fo:font-size="16pt" fo:font-style="italic" fo:font-weight="bold" style:font-size-asian="18pt" style:font-size-complex="18pt" style:text-scale="70%"/>
    </style:style>
    <style:style style:name="T4" style:family="text">
      <style:text-properties fo:color="#4c4c4c" style:font-name="Courier New" fo:font-size="10pt" fo:font-style="normal" fo:font-weight="bold" style:font-size-asian="18pt" style:font-style-asian="normal" style:font-size-complex="18pt" style:font-style-complex="normal" style:text-scale="70%"/>
    </style:style>
    <style:style style:name="T5" style:family="text">
      <style:text-properties fo:font-variant="normal" fo:text-transform="none" fo:color="#4c4c4c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text-scale="7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858cm" svg:height="1.785cm" svg:x="1.142cm" svg:y="5.1cm">
          <draw:image xlink:href="Pictures/10000201000003840000005A1CD6D7F94B2B9EC4.png" xlink:type="simple" xlink:show="embed" xlink:actuate="onLoad">
            <text:p/>
          </draw:image>
        </draw:frame>
        <draw:line draw:style-name="gr2" draw:text-style-name="P3" draw:layer="layout" svg:x1="19.3cm" svg:y1="4.6cm" svg:x2="19.3cm" svg:y2="7.4cm">
          <text:p text:style-name="P2"><text:span text:style-name="T1">Real-time</text:span></text:p>
        </draw:line>
        <draw:measure draw:style-name="gr3" draw:text-style-name="P5" draw:layer="measurelines" svg:x1="19cm" svg:y1="5.1cm" svg:x2="19.3cm" svg:y2="5.1cm">
          <text:p text:style-name="P4"><text:span text:style-name="T2">LATENCY_SECONDS</text:span></text:p>
        </draw:measure>
        <draw:measure draw:style-name="gr4" draw:text-style-name="P6" draw:layer="layout" svg:x1="4.3cm" svg:y1="3.7cm" svg:x2="19.299cm" svg:y2="3.687cm">
          <text:p text:style-name="P6"><text:span text:style-name="T2">UPDATE_HOURS</text:span></text:p>
        </draw:measure>
        <draw:measure draw:style-name="gr5" draw:text-style-name="P6" draw:layer="layout" svg:x1="14.1cm" svg:y1="4.5cm" svg:x2="19.3cm" svg:y2="4.476cm">
          <text:p text:style-name="P6"><text:span text:style-name="T2">DATASOURCE (delay)</text:span></text:p>
        </draw:measure>
        <draw:line draw:style-name="gr6" draw:text-style-name="P1" draw:layer="layout" svg:x1="4.289cm" svg:y1="3.754cm" svg:x2="4.3cm" svg:y2="7.3cm">
          <text:p/>
        </draw:line>
        <draw:line draw:style-name="gr7" draw:text-style-name="P1" draw:layer="layout" svg:x1="14.1cm" svg:y1="4.6cm" svg:x2="14.1cm" svg:y2="7.3cm">
          <text:p/>
        </draw:line>
        <draw:frame draw:style-name="gr8" draw:text-style-name="P8" draw:layer="layout" svg:width="2.1cm" svg:height="1.55cm" svg:x="1.7cm" svg:y="5.225cm">
          <draw:text-box>
            <text:p text:style-name="P7"><text:span text:style-name="T3">frozen archive</text:span></text:p>
          </draw:text-box>
        </draw:frame>
        <draw:frame draw:style-name="gr9" draw:text-style-name="P9" draw:layer="layout" svg:width="10.6cm" svg:height="1.55cm" svg:x="3.4cm" svg:y="5.225cm">
          <draw:text-box>
            <text:p text:style-name="P7"><text:span text:style-name="T3">archive update</text:span><text:span text:style-name="T3"><text:line-break/></text:span><text:span text:style-name="T4">DATASOURCE (protocole2)</text:span></text:p>
          </draw:text-box>
        </draw:frame>
        <draw:frame draw:style-name="gr9" draw:text-style-name="P9" draw:layer="layout" svg:width="4.7cm" svg:height="1.55cm" svg:x="14.2cm" svg:y="5.225cm">
          <draw:text-box>
            <text:p text:style-name="P7"><text:span text:style-name="T5">realtime update</text:span><text:span text:style-name="T5"><text:line-break/></text:span><text:span text:style-name="T4">DATASOURCE (protocole1)</text:span></text:p>
          </draw:text-box>
        </draw:frame>
        <draw:measure draw:style-name="gr10" draw:text-style-name="P6" draw:layer="layout" svg:x1="13.7cm" svg:y1="8.1cm" svg:x2="19.301cm" svg:y2="8.113cm">
          <text:p text:style-name="P6"><text:span text:style-name="T2">BROOMWAGON_DELAY_HOURS (1)</text:span></text:p>
        </draw:measure>
        <draw:measure draw:style-name="gr11" draw:text-style-name="P6" draw:layer="layout" svg:x1="9.6cm" svg:y1="8cm" svg:x2="13.7cm" svg:y2="8cm">
          <text:p text:style-name="P6"><text:span text:style-name="T2">BROOMWAGON_UPDATE_HOURS</text:span></text:p>
        </draw:measure>
        <draw:measure draw:style-name="gr12" draw:text-style-name="P6" draw:layer="layout" svg:x1="5.8cm" svg:y1="9.1cm" svg:x2="19.302cm" svg:y2="9.112cm">
          <text:p text:style-name="P6"><text:span text:style-name="T2">BROOMWAGON_DELAY_HOURS (2)</text:span></text:p>
        </draw:measure>
        <draw:measure draw:style-name="gr13" draw:text-style-name="P6" draw:layer="layout" svg:x1="1.7cm" svg:y1="9.109cm" svg:x2="5.804cm" svg:y2="9.098cm">
          <text:p text:style-name="P6"><text:span text:style-name="T2">BROOMWAGON_UPDATE_HOURS</text:span></text:p>
        </draw:measure>
        <draw:line draw:style-name="gr7" draw:text-style-name="P1" draw:layer="layout" svg:x1="13.7cm" svg:y1="7cm" svg:x2="13.7cm" svg:y2="7.5cm">
          <text:p/>
        </draw:line>
        <draw:line draw:style-name="gr7" draw:text-style-name="P1" draw:layer="layout" svg:x1="9.6cm" svg:y1="7cm" svg:x2="9.6cm" svg:y2="7.5cm">
          <text:p/>
        </draw:line>
        <draw:line draw:style-name="gr7" draw:text-style-name="P1" draw:layer="layout" svg:x1="5.8cm" svg:y1="7cm" svg:x2="5.8cm" svg:y2="8.5cm">
          <text:p/>
        </draw:line>
        <draw:line draw:style-name="gr7" draw:text-style-name="P1" draw:layer="layout" svg:x1="1.7cm" svg:y1="7cm" svg:x2="1.7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adornments="Gras" style:font-pitch="variable"/>
    <style:font-face style:name="Courier New" svg:font-family="'Courier New'" style:font-adornments="Italique gr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cm" svg:stroke-color="#000000" draw:marker-start-width="0.28cm" draw:marker-end-width="0.28cm" draw:fill="none" draw:textarea-horizontal-align="center" draw:textarea-vertical-align="middle" fo:padding-bottom="0.9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line-distance="0.3cm" draw:measure-vertical-align="above" draw:show-unit="false"/>
      <style:text-properties style:font-name="Courier New1" fo:font-family="'Courier New'" style:font-style-name="Gras" style:font-pitch="variable" fo:font-size="10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çois Beauducel</meta:initial-creator>
    <meta:creation-date>2017-08-07T14:12:23.992728000</meta:creation-date>
    <dc:date>2018-11-01T10:48:22.605667405</dc:date>
    <dc:creator>François Beauducel</dc:creator>
    <meta:editing-duration>PT1H2M57S</meta:editing-duration>
    <meta:editing-cycles>11</meta:editing-cycles>
    <meta:generator>LibreOffice/6.0.1.1$MacOSX_X86_64 LibreOffice_project/60bfb1526849283ce2491346ed2aa51c465abfe6</meta:generator>
    <meta:document-statistic meta:object-count="18"/>
  </office:meta>
</office:document-meta>
</file>